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6208in" table:align="left"/>
    </style:style>
    <style:style style:name="Table1.A" style:family="table-column">
      <style:table-column-properties style:column-width="0.8889in"/>
    </style:style>
    <style:style style:name="Table1.B" style:family="table-column">
      <style:table-column-properties style:column-width="0.7069in"/>
    </style:style>
    <style:style style:name="Table1.C" style:family="table-column">
      <style:table-column-properties style:column-width="1.0361in"/>
    </style:style>
    <style:style style:name="Table1.D" style:family="table-column">
      <style:table-column-properties style:column-width="0.5639in"/>
    </style:style>
    <style:style style:name="Table1.E" style:family="table-column">
      <style:table-column-properties style:column-width="0.6938in"/>
    </style:style>
    <style:style style:name="Table1.F" style:family="table-column">
      <style:table-column-properties style:column-width="0.5736in"/>
    </style:style>
    <style:style style:name="Table1.G" style:family="table-column">
      <style:table-column-properties style:column-width="1.1576in"/>
    </style:style>
    <style:style style:name="Table1.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0">
      <style:paragraph-properties fo:margin-top="0in" fo:margin-bottom="0in" style:contextual-spacing="false"/>
      <style:text-properties officeooo:paragraph-rsid="001042ec"/>
    </style:style>
    <style:style style:name="P20" style:family="paragraph" style:parent-style-name="Text_20_body" style:list-style-name="L10"/>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6"/>
    <style:style style:name="P33" style:family="paragraph" style:parent-style-name="Horizontal_20_Line">
      <style:text-properties fo:font-size="12pt" style:font-size-asian="10.5pt" style:font-size-complex="12pt"/>
    </style:style>
    <style:style style:name="P34" style:family="paragraph" style:parent-style-name="Heading_20_2">
      <style:paragraph-properties fo:margin-top="0in" fo:margin-bottom="0.0972in" style:contextual-spacing="false" fo:line-height="115%"/>
      <style:text-properties fo:font-size="12pt" fo:font-weight="normal" style:font-size-asian="10.5pt" style:font-weight-asian="normal" style:font-size-complex="12pt" style:font-weight-complex="normal"/>
    </style:style>
    <style:style style:name="P35" style:family="paragraph" style:parent-style-name="Heading_20_3">
      <style:paragraph-properties fo:margin-top="0in" fo:margin-bottom="0.0972in" style:contextual-spacing="false" fo:line-height="115%"/>
      <style:text-properties fo:font-size="12pt" fo:font-weight="normal" style:font-size-asian="10.5pt" style:font-weight-asian="normal" style:font-size-complex="12pt" style:font-weight-complex="normal"/>
    </style:style>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19"/>
    <style:style style:name="P42" style:family="paragraph" style:parent-style-name="Heading_20_3">
      <style:paragraph-properties fo:margin-top="0in" fo:margin-bottom="0.0972in" style:contextual-spacing="false" fo:line-height="115%"/>
      <style:text-properties fo:font-size="18pt" fo:font-weight="bold" style:font-size-asian="18pt" style:font-weight-asian="bold" style:font-size-complex="18pt" style:font-weight-complex="bold"/>
    </style:style>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1"/>
    <style:style style:name="P47" style:family="paragraph" style:parent-style-name="Heading_20_3">
      <style:paragraph-properties fo:margin-top="0in" fo:margin-bottom="0.0972in" style:contextual-spacing="false" fo:line-height="115%"/>
      <style:text-properties fo:font-size="12pt" fo:font-weight="bold" style:font-size-asian="10.5pt" style:font-weight-asian="bold" style:font-size-complex="12pt" style:font-weight-complex="bold"/>
    </style:style>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2"/>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4"/>
    <style:style style:name="P54" style:family="paragraph" style:parent-style-name="Horizontal_20_Line">
      <style:paragraph-properties fo:margin-top="0in" fo:margin-bottom="0.0972in" style:contextual-spacing="false" fo:line-height="115%"/>
      <style:text-properties fo:font-size="12pt" style:font-size-asian="10.5pt" style:font-size-complex="12pt"/>
    </style:style>
    <style:style style:name="P55" style:family="paragraph" style:parent-style-name="Heading_20_2">
      <style:paragraph-properties fo:margin-top="0in" fo:margin-bottom="0.0972in" style:contextual-spacing="false" fo:line-height="115%"/>
      <style:text-properties fo:font-size="18pt" fo:font-weight="bold" style:font-size-asian="18pt" style:font-weight-asian="bold" style:font-size-complex="18pt" style:font-weight-complex="bold"/>
    </style:style>
    <style:style style:name="P56" style:family="paragraph" style:parent-style-name="Text_20_body" style:list-style-name="L25">
      <style:paragraph-properties fo:margin-top="0in" fo:margin-bottom="0in" style:contextual-spacing="false"/>
    </style:style>
    <style:style style:name="P57" style:family="paragraph" style:parent-style-name="Text_20_body" style:list-style-name="L25"/>
    <style:style style:name="P58" style:family="paragraph" style:parent-style-name="Text_20_body">
      <style:text-properties officeooo:paragraph-rsid="001042ec"/>
    </style:style>
    <style:style style:name="T1" style:family="text">
      <style:text-properties officeooo:rsid="001042ec"/>
    </style:style>
    <style:style style:name="T2" style:family="text">
      <style:text-properties officeooo:rsid="0011131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antifying Telehealth Behavioral Measurement Reliability Using N/U Algebra: A Validation of Swensson et al. (2024)</text:h>
      <text:p text:style-name="Text_20_body"><text:span text:style-name="Strong_20_Emphasis">Eric D. Martin</text:span><text:line-break/>Independent Researcher<text:line-break/>ORCID: 0009-0006-5944-1742</text:p>
      <text:p text:style-name="Horizontal_20_Line"/>
      <text:h text:style-name="Heading_20_2" text:outline-level="2">Abstract</text:h>
      <text:p text:style-name="Text_20_body">I demonstrate the application of Nominal/Uncertainty (N/U) Algebra to interobserver agreement (IOA) data from Swensson et al. (2024), a telehealth study teaching children with autism spectrum disorder to mand for information. N/U Algebra provides a conservative, deterministic method for propagating measurement uncertainty through arithmetic operations. Using reported IOA values (98.25%–99.33%) and a baseline count of 15 observations, I convert agreement percentages to uncertainty bounds and propagate these through aggregation operations. Results show conservative uncertainty propagation maintains mathematical closure while quantifying measurement precision transparently. This validation confirms N/U Algebra as a complementary tool for behavioral telehealth research, providing audit-defensible uncertainty quantification without altering statistical inference. I include a methodological addendum documenting an initial application error and the self-correction process that led to this revised analysis.</text:p>
      <text:p text:style-name="Horizontal_20_Line"/>
      <text:h text:style-name="Heading_20_2" text:outline-level="2">Introduction</text:h>
      <text:p text:style-name="Text_20_body">Interobserver agreement (IOA) is a standard reliability metric in applied behavior analysis, yet its conversion to explicit uncertainty bounds for downstream calculations remains underspecified. Swensson et al. (2024) reported IOA data for three participants in a telehealth intervention teaching mands for information. While IOA percentages indicate measurement quality, they do not directly propagate through arithmetic operations used to combine or compare behavioral observations.</text:p>
      <text:p text:style-name="Text_20_body">I developed N/U Algebra (Martin, 2025) to represent quantities as ordered pairs (n, u) where n is the nominal value and u ≥ 0 is an explicit uncertainty bound. The algebra defines closed operations:</text:p>
      <text:list text:style-name="L1">
        <text:list-item>
          <text:p text:style-name="P1">Addition: (n₁,u₁) ⊕ (n₂,u₂) = (n₁+n₂, u₁+u₂) </text:p>
        </text:list-item>
        <text:list-item>
          <text:p text:style-name="P1">Multiplication: (n₁,u₁) ⊗ (n₂,u₂) = (n₁n₂, |n₁|u₂ + |n₂|u₁) </text:p>
        </text:list-item>
        <text:list-item>
          <text:p text:style-name="P2">Scalar: a ⊙ (n,u) = (an, |a|u) </text:p>
        </text:list-item>
      </text:list>
      <text:p text:style-name="Text_20_body">These operations ensure non-negativity, associativity, and conservative bounds (Martin, 2025). This report validates my application of N/U Algebra to the IOA data from Swensson et al. (2024) as a measurement-level quantification method.</text:p>
      <text:p text:style-name="Horizontal_20_Line"><text:soft-page-break/></text:p>
      <text:h text:style-name="Heading_20_2" text:outline-level="2">Methods</text:h>
      <text:h text:style-name="Heading_20_3" text:outline-level="3">Data Source</text:h>
      <text:p text:style-name="Text_20_body">I extracted IOA values from Table 1 of Swensson et al. (2024):</text:p>
      <text:list text:style-name="L2">
        <text:list-item>
          <text:p text:style-name="P3">Alex: 98.25% (across 75% of sessions) </text:p>
        </text:list-item>
        <text:list-item>
          <text:p text:style-name="P3">Aden: 99.33% (across 58.35% of sessions) </text:p>
        </text:list-item>
        <text:list-item>
          <text:p text:style-name="P4">Ida: 98.5% (across 78.5% of sessions) </text:p>
        </text:list-item>
      </text:list>
      <text:h text:style-name="Heading_20_3" text:outline-level="3">IOA to Uncertainty Conversion</text:h>
      <text:p text:style-name="Text_20_body">Following conservative estimation principles, I converted IOA percentages to uncertainty bounds using:</text:p>
      <text:p text:style-name="Text_20_body"><text:span text:style-name="Strong_20_Emphasis">u_IOA = baseline_count × (1 − IOA_fraction)</text:span></text:p>
      <text:p text:style-name="Text_20_body">where baseline_count represents the typical number of observations per session. I assumed baseline_count = 15 based on the study's 5-trial sessions with 3 sessions per day.</text:p>
      <text:p text:style-name="Text_20_body">I conservatively estimated device precision for telehealth video observation at u_device = 0.1 observations (accounting for frame-rate limitations and coding ambiguity).</text:p>
      <text:p text:style-name="Text_20_body"><text:span text:style-name="Strong_20_Emphasis">Total uncertainty:</text:span><text:line-break/><text:span text:style-name="Strong_20_Emphasis">u_total = u_IOA + u_device</text:span></text:p>
      <text:h text:style-name="Heading_20_3" text:outline-level="3">N/U Pair Construction</text:h>
      <text:p text:style-name="Text_20_body">I encoded each participant's measurement as (n, u) where:</text:p>
      <text:list text:style-name="L3">
        <text:list-item>
          <text:p text:style-name="P5">n = reported mean performance (extracted from Figure 1 mastery data) </text:p>
        </text:list-item>
        <text:list-item>
          <text:p text:style-name="P6">u = u_total from IOA conversion </text:p>
        </text:list-item>
      </text:list>
      <text:h text:style-name="Heading_20_3" text:outline-level="3">Propagation Analysis</text:h>
      <text:p text:style-name="Text_20_body">I demonstrated three N/U operations:</text:p>
      <text:list text:style-name="L4">
        <text:list-item>
          <text:p text:style-name="P7"><text:span text:style-name="Strong_20_Emphasis">Aggregation across participants</text:span>: Σ(n_i, u_i) </text:p>
        </text:list-item>
        <text:list-item>
          <text:p text:style-name="P7"><text:span text:style-name="Strong_20_Emphasis">Mean calculation</text:span>: (Σn_i / 3, Σu_i / 3) </text:p>
        </text:list-item>
        <text:list-item>
          <text:p text:style-name="P8"><text:span text:style-name="Strong_20_Emphasis">Monotonicity verification</text:span>: Confirming u₁ ≤ u₂ → propagated uncertainty preserves order </text:p>
        </text:list-item>
      </text:list>
      <text:p text:style-name="Horizontal_20_Line"/>
      <text:h text:style-name="Heading_20_2" text:outline-level="2"><text:soft-page-break/>Results</text:h>
      <text:h text:style-name="Heading_20_3" text:outline-level="3">IOA to Uncertainty Conversio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Participant</text:p>
            </table:table-cell>
            <table:table-cell table:style-name="Table1.A1" office:value-type="string">
              <text:p text:style-name="Table_20_Heading">IOA (%)</text:p>
            </table:table-cell>
            <table:table-cell table:style-name="Table1.A1" office:value-type="string">
              <text:p text:style-name="Table_20_Heading">IOA_fraction</text:p>
            </table:table-cell>
            <table:table-cell table:style-name="Table1.A1" office:value-type="string">
              <text:p text:style-name="Table_20_Heading">u_IOA</text:p>
            </table:table-cell>
            <table:table-cell table:style-name="Table1.A1" office:value-type="string">
              <text:p text:style-name="Table_20_Heading">u_device</text:p>
            </table:table-cell>
            <table:table-cell table:style-name="Table1.A1" office:value-type="string">
              <text:p text:style-name="Table_20_Heading">u_total</text:p>
            </table:table-cell>
            <table:table-cell table:style-name="Table1.A1" office:value-type="string">
              <text:p text:style-name="Table_20_Heading">N/U Pair (n, u)</text:p>
            </table:table-cell>
          </table:table-row>
        </table:table-header-rows>
        <table:table-row>
          <table:table-cell table:style-name="Table1.A1" office:value-type="string">
            <text:p text:style-name="Table_20_Contents">Alex</text:p>
          </table:table-cell>
          <table:table-cell table:style-name="Table1.A1" office:value-type="string">
            <text:p text:style-name="Table_20_Contents">98.25</text:p>
          </table:table-cell>
          <table:table-cell table:style-name="Table1.A1" office:value-type="string">
            <text:p text:style-name="Table_20_Contents">0.9825</text:p>
          </table:table-cell>
          <table:table-cell table:style-name="Table1.A1" office:value-type="string">
            <text:p text:style-name="Table_20_Contents">0.26</text:p>
          </table:table-cell>
          <table:table-cell table:style-name="Table1.A1" office:value-type="string">
            <text:p text:style-name="Table_20_Contents">0.1</text:p>
          </table:table-cell>
          <table:table-cell table:style-name="Table1.A1" office:value-type="string">
            <text:p text:style-name="Table_20_Contents">0.36</text:p>
          </table:table-cell>
          <table:table-cell table:style-name="Table1.A1" office:value-type="string">
            <text:p text:style-name="Table_20_Contents">(4.2, 0.36)</text:p>
          </table:table-cell>
        </table:table-row>
        <table:table-row>
          <table:table-cell table:style-name="Table1.A1" office:value-type="string">
            <text:p text:style-name="Table_20_Contents">Aden</text:p>
          </table:table-cell>
          <table:table-cell table:style-name="Table1.A1" office:value-type="string">
            <text:p text:style-name="Table_20_Contents">99.33</text:p>
          </table:table-cell>
          <table:table-cell table:style-name="Table1.A1" office:value-type="string">
            <text:p text:style-name="Table_20_Contents">0.9933</text:p>
          </table:table-cell>
          <table:table-cell table:style-name="Table1.A1" office:value-type="string">
            <text:p text:style-name="Table_20_Contents">0.10</text:p>
          </table:table-cell>
          <table:table-cell table:style-name="Table1.A1" office:value-type="string">
            <text:p text:style-name="Table_20_Contents">0.1</text:p>
          </table:table-cell>
          <table:table-cell table:style-name="Table1.A1" office:value-type="string">
            <text:p text:style-name="Table_20_Contents">0.20</text:p>
          </table:table-cell>
          <table:table-cell table:style-name="Table1.A1" office:value-type="string">
            <text:p text:style-name="Table_20_Contents">(4.8, 0.20)</text:p>
          </table:table-cell>
        </table:table-row>
        <table:table-row>
          <table:table-cell table:style-name="Table1.A1" office:value-type="string">
            <text:p text:style-name="Table_20_Contents">Ida</text:p>
          </table:table-cell>
          <table:table-cell table:style-name="Table1.A1" office:value-type="string">
            <text:p text:style-name="Table_20_Contents">98.50</text:p>
          </table:table-cell>
          <table:table-cell table:style-name="Table1.A1" office:value-type="string">
            <text:p text:style-name="Table_20_Contents">0.9850</text:p>
          </table:table-cell>
          <table:table-cell table:style-name="Table1.A1" office:value-type="string">
            <text:p text:style-name="Table_20_Contents">0.23</text:p>
          </table:table-cell>
          <table:table-cell table:style-name="Table1.A1" office:value-type="string">
            <text:p text:style-name="Table_20_Contents">0.1</text:p>
          </table:table-cell>
          <table:table-cell table:style-name="Table1.A1" office:value-type="string">
            <text:p text:style-name="Table_20_Contents">0.33</text:p>
          </table:table-cell>
          <table:table-cell table:style-name="Table1.A1" office:value-type="string">
            <text:p text:style-name="Table_20_Contents">(4.5, 0.33)</text:p>
          </table:table-cell>
        </table:table-row>
      </table:table>
      <text:p text:style-name="Text_20_body"><text:span text:style-name="Emphasis">Note: Nominal values (n) represent approximate mastery-level performance from Figure 1. Exact session-by-session data would require digitization.</text:span></text:p>
      <text:h text:style-name="Heading_20_3" text:outline-level="3">Worked Example: Aggregation Across Participants</text:h>
      <text:p text:style-name="Text_20_body"><text:span text:style-name="Strong_20_Emphasis">Step 1: Individual N/U pairs</text:span></text:p>
      <text:list text:style-name="L5">
        <text:list-item>
          <text:p text:style-name="P9">Alex: (4.2, 0.36) </text:p>
        </text:list-item>
        <text:list-item>
          <text:p text:style-name="P9">Aden: (4.8, 0.20) </text:p>
        </text:list-item>
        <text:list-item>
          <text:p text:style-name="P10">Ida: (4.5, 0.33) </text:p>
        </text:list-item>
      </text:list>
      <text:p text:style-name="Text_20_body"><text:span text:style-name="Strong_20_Emphasis">Step 2: I aggregate via N/U addition</text:span><text:line-break/>Σ(n_i, u_i) = (4.2 + 4.8 + 4.5, 0.36 + 0.20 + 0.33) = <text:span text:style-name="Strong_20_Emphasis">(13.5, 0.89)</text:span></text:p>
      <text:p text:style-name="Text_20_body"><text:span text:style-name="Strong_20_Emphasis">Step 3: I calculate mean via scaling</text:span><text:line-break/>Mean = (13.5/3, 0.89/3) = <text:span text:style-name="Strong_20_Emphasis">(4.5, 0.30)</text:span></text:p>
      <text:p text:style-name="Text_20_body"><text:span text:style-name="Strong_20_Emphasis">Interpretation:</text:span><text:line-break/>The group mean performance is 4.5 correct responses with a conservative uncertainty bound of ±0.30 responses, reflecting aggregated measurement precision across all three participants.</text:p>
      <text:h text:style-name="Heading_20_3" text:outline-level="3">Conservative Bound Verification</text:h>
      <text:p text:style-name="Text_20_body">I compared N/U uncertainty to Gaussian root-sum-squares (RSS):</text:p>
      <text:list text:style-name="L6">
        <text:list-item>
          <text:p text:style-name="P11"><text:span text:style-name="Strong_20_Emphasis">N/U</text:span>: u_total = 0.89 </text:p>
        </text:list-item>
        <text:list-item>
          <text:p text:style-name="P12"><text:span text:style-name="Strong_20_Emphasis">RSS</text:span>: √(0.36² + 0.20² + 0.33²) = √0.2725 ≈ 0.52 </text:p>
        </text:list-item>
      </text:list>
      <text:p text:style-name="Text_20_body"><text:span text:style-name="Strong_20_Emphasis">Ratio</text:span>: 0.89 / 0.52 ≈ <text:span text:style-name="Strong_20_Emphasis">1.71</text:span></text:p>
      <text:p text:style-name="Text_20_body">This confirms N/U Algebra provides conservative (never-underestimate) bounds, consistent with my validation data showing median ratios of 1.74 for addition operations (Martin, 2025).</text:p>
      <text:h text:style-name="Heading_20_3" text:outline-level="3">Monotonicity Preservation</text:h>
      <text:p text:style-name="Text_20_body">I ordered by uncertainty:</text:p>
      <text:list text:style-name="L7">
        <text:list-item>
          <text:p text:style-name="P13">Aden (u = 0.20) &lt; Ida (u = 0.33) &lt; Alex (u = 0.36) </text:p>
        </text:list-item>
      </text:list>
      <text:p text:style-name="Text_20_body">After aggregation, ordering is preserved in total uncertainty, confirming monotonicity under N/U addition (Theorem 4.9, Martin, 2025).</text:p>
      <text:p text:style-name="Horizontal_20_Line"/>
      <text:h text:style-name="Heading_20_2" text:outline-level="2"><text:soft-page-break/>Addendum: Methodological Correction and Self-Validation</text:h>
      <text:h text:style-name="Heading_20_3" text:outline-level="3">Initial Application Error (December 2024)</text:h>
      <text:p text:style-name="Text_20_body"><text:span text:style-name="Strong_20_Emphasis">What I attempted:</text:span><text:line-break/>In my first application of N/U Algebra to Swensson et al. (2024), I attempted a "gap effect" analysis testing for level and slope changes in Aden's performance after a 6-week session break. I digitized data from Figure 1 and performed what I called an "N/U Algebra gap effect analysis," reporting:</text:p>
      <text:list text:style-name="L8">
        <text:list-item>
          <text:p text:style-name="P14">Level change (ΔL) = −0.95 (p = .73) </text:p>
        </text:list-item>
        <text:list-item>
          <text:p text:style-name="P15">Slope change (ΔT) = −0.42 (p = .03) </text:p>
        </text:list-item>
      </text:list>
      <text:p text:style-name="Text_20_body"><text:span text:style-name="Strong_20_Emphasis">What I got wrong:</text:span><text:line-break/>I made a fundamental category error by mixing N/U Algebra's measurement-level uncertainty propagation with statistical inference procedures. Specifically:</text:p>
      <text:list text:style-name="L9">
        <text:list-item>
          <text:p text:style-name="P16"><text:span text:style-name="Strong_20_Emphasis">Scope violation</text:span>: I used N/U Algebra to detect temporal trends and produce p-values, which is beyond its mathematical scope. N/U Algebra propagates uncertainty through arithmetic operations—it does not perform time-series analysis, regression, or hypothesis testing. </text:p>
        </text:list-item>
        <text:list-item>
          <text:p text:style-name="P16"><text:span text:style-name="Strong_20_Emphasis">Imprecise language</text:span>: I wrote that "sessions with higher u get down-weighted so overall estimates don't bounce around." This misrepresented how N/U Algebra operates. The algebra does not weight observations—it propagates bounds through calculations. </text:p>
        </text:list-item>
        <text:list-item>
          <text:p text:style-name="P17"><text:span text:style-name="Strong_20_Emphasis">Methodological confusion</text:span>: I attempted to use uncertainty values (u) within a permutation-based statistical framework, incorrectly treating propagated bounds as if they were regression weights. </text:p>
        </text:list-item>
      </text:list>
      <text:h text:style-name="Heading_20_3" text:outline-level="3">Recognition and Correction Process</text:h>
      <text:p text:style-name="Text_20_body"><text:span text:style-name="Strong_20_Emphasis">Timeline of self-correction:</text:span></text:p>
      <text:list text:style-name="L10">
        <text:list-item>
          <text:p text:style-name="P18"><text:span text:style-name="Strong_20_Emphasis">Initial submission</text:span> (<text:span text:style-name="T1">October 02</text:span>, 202<text:span text:style-name="T1">5</text:span>): I sent my analysis to Dr. Swensson claiming to have detected gap effects using N/U Algebra. </text:p>
        </text:list-item>
        <text:list-item>
          <text:p text:style-name="P19"><text:span text:style-name="Strong_20_Emphasis">Follow-up commitment</text:span> (<text:span text:style-name="T1">October 03</text:span>, 202<text:span text:style-name="T1">5</text:span>): I emailed stating I would "re-run the experiment to challenge and potentially debunk my own findings" with 10,000 permutation iterations and fresh data verification. </text:p>
        </text:list-item>
        <text:list-item>
          <text:p text:style-name="P18"><text:span text:style-name="Strong_20_Emphasis">Temporal separation</text:span> (<text:span text:style-name="T2">24 hours between conclusions</text:span>): I deliberately waited <text:span text:style-name="T1">one night</text:span> before re-examining my methods to avoid confirmation bias. <text:span text:style-name="T1">Then </text:span><text:span text:style-name="T2">another night after the previous conclusion</text:span><text:span text:style-name="T1"> to validate or debunk my debunking finding. </text:span></text:p>
        </text:list-item>
        <text:list-item>
          <text:p text:style-name="P19"><text:span text:style-name="Strong_20_Emphasis">External review</text:span> (<text:span text:style-name="T1">October 04</text:span>, 202<text:span text:style-name="T1">5</text:span>): I consulted computational review to identify where I had mixed measurement propagation with statistical inference. </text:p>
        </text:list-item>
        <text:list-item>
          <text:p text:style-name="P18"><text:span text:style-name="Strong_20_Emphasis">Error identification</text:span>: I recognized that: </text:p>
          <text:list>
            <text:list-item>
              <text:p text:style-name="P18">N/U Algebra had been applied outside its valid scope </text:p>
            </text:list-item>
            <text:list-item>
              <text:p text:style-name="P18">The "gap effect" required standard interrupted time-series methods </text:p>
            </text:list-item>
            <text:list-item>
              <text:p text:style-name="P20">Statistical findings (p-values, effect sizes) could not come from N/U Algebra itself </text:p>
            </text:list-item>
          </text:list>
        </text:list-item>
      </text:list>
      <text:p text:style-name="Text_20_body"><text:span text:style-name="Strong_20_Emphasis">What remained valid:</text:span></text:p>
      <text:list text:style-name="L11">
        <text:list-item>
          <text:p text:style-name="P21"><text:soft-page-break/>The N/U Algebra operators and mathematical properties (validated across 70,000+ test cases) </text:p>
        </text:list-item>
        <text:list-item>
          <text:p text:style-name="P21">The principle of converting IOA to uncertainty bounds </text:p>
        </text:list-item>
        <text:list-item>
          <text:p text:style-name="P22">The conservative propagation through aggregation </text:p>
        </text:list-item>
      </text:list>
      <text:p text:style-name="Text_20_body"><text:span text:style-name="Strong_20_Emphasis">What I corrected:</text:span></text:p>
      <text:list text:style-name="L12">
        <text:list-item>
          <text:p text:style-name="P23">Restricted N/U Algebra to measurement-level uncertainty quantification only </text:p>
        </text:list-item>
        <text:list-item>
          <text:p text:style-name="P23">Eliminated claims about statistical inference or trend detection </text:p>
        </text:list-item>
        <text:list-item>
          <text:p text:style-name="P23">Removed imprecise language about "down-weighting" </text:p>
        </text:list-item>
        <text:list-item>
          <text:p text:style-name="P24">Separated measurement layer (N/U Algebra) from inference layer (standard statistics) </text:p>
        </text:list-item>
      </text:list>
      <text:h text:style-name="Heading_20_3" text:outline-level="3">Lessons from Self-Correction</text:h>
      <text:p text:style-name="Text_20_body"><text:span text:style-name="Strong_20_Emphasis">What this error revealed about me:</text:span><text:line-break/>As an undisciplined researcher working in isolation, I confused having a valid mathematical tool with knowing how to apply it properly. I brought technical skills (coding, mathematical validation) but lacked methodological discipline in experimental design and statistical inference.</text:p>
      <text:p text:style-name="Text_20_body"><text:span text:style-name="Strong_20_Emphasis">What this error revealed about N/U Algebra:</text:span><text:line-break/>The algebra itself is mathematically sound, but requires strict scope boundaries. It excels at transparent uncertainty propagation through calculations. It fails when misapplied to domains requiring distributional assumptions, temporal modeling, or inferential statistics.</text:p>
      <text:p text:style-name="Text_20_body"><text:span text:style-name="Strong_20_Emphasis">Why I'm documenting this error publicly:</text:span><text:line-break/>Scientific integrity requires acknowledging mistakes. By including this correction process in the manuscript, I demonstrate:</text:p>
      <text:list text:style-name="L13">
        <text:list-item>
          <text:p text:style-name="P25">Willingness to challenge my own conclusions </text:p>
        </text:list-item>
        <text:list-item>
          <text:p text:style-name="P25">Temporal separation between analysis and review </text:p>
        </text:list-item>
        <text:list-item>
          <text:p text:style-name="P25">External validation before claiming success </text:p>
        </text:list-item>
        <text:list-item>
          <text:p text:style-name="P26">Honest assessment of scope limitations </text:p>
        </text:list-item>
      </text:list>
      <text:p text:style-name="Text_20_body">This is not failure—it is science functioning as designed: hypothesis → test → error identification → correction → validated conclusion.</text:p>
      <text:p text:style-name="Horizontal_20_Line"/>
      <text:h text:style-name="Heading_20_2" text:outline-level="2">Discussion</text:h>
      <text:h text:style-name="Heading_20_3" text:outline-level="3">Implications for Telehealth Behavioral Research</text:h>
      <text:p text:style-name="Text_20_body">This corrected validation demonstrates that N/U Algebra can quantify measurement uncertainty inherent in IOA-reported behavioral data when applied within appropriate scope boundaries. Three key implications emerge:</text:p>
      <text:p text:style-name="Text_20_body"><text:span text:style-name="Strong_20_Emphasis">1. Transparent Uncertainty Quantification</text:span><text:line-break/>Traditional IOA reporting (e.g., "98.25%") indicates reliability but does not propagate through <text:soft-page-break/>calculations. Converting to uncertainty bounds (u = 0.36) makes measurement precision explicit and arithmetic-ready.</text:p>
      <text:p text:style-name="Text_20_body"><text:span text:style-name="Strong_20_Emphasis">2. Conservative Aggregation</text:span><text:line-break/>When combining observations across participants or sessions, N/U Algebra ensures uncertainty never spuriously decreases. The 1.71× ratio to Gaussian RSS confirms conservative bounds without excessive pessimism.</text:p>
      <text:p text:style-name="Text_20_body"><text:span text:style-name="Strong_20_Emphasis">3. Audit-Defensible Workflow</text:span><text:line-break/>N/U operations are deterministic (O(1) per operation) and reproducible. Unlike Monte Carlo methods requiring sampling decisions, N/U Algebra provides immediate bounds suitable for regulatory or replication contexts.</text:p>
      <text:h text:style-name="Heading_20_3" text:outline-level="3">Limitations and Scope</text:h>
      <text:p text:style-name="Text_20_body"><text:span text:style-name="Strong_20_Emphasis">What N/U Algebra does NOT do:</text:span></text:p>
      <text:list text:style-name="L14">
        <text:list-item>
          <text:p text:style-name="P27">Does not perform statistical inference (e.g., significance testing) </text:p>
        </text:list-item>
        <text:list-item>
          <text:p text:style-name="P27">Does not model autocorrelation or temporal dependencies </text:p>
        </text:list-item>
        <text:list-item>
          <text:p text:style-name="P27">Does not replace standard behavioral analysis methods </text:p>
        </text:list-item>
        <text:list-item>
          <text:p text:style-name="P28">Does not produce p-values or detect change points </text:p>
        </text:list-item>
      </text:list>
      <text:p text:style-name="Text_20_body"><text:span text:style-name="Strong_20_Emphasis">What N/U Algebra provides:</text:span></text:p>
      <text:list text:style-name="L15">
        <text:list-item>
          <text:p text:style-name="P29">Measurement-level uncertainty propagation </text:p>
        </text:list-item>
        <text:list-item>
          <text:p text:style-name="P29">Conservative bounds feeding into statistical analyses </text:p>
        </text:list-item>
        <text:list-item>
          <text:p text:style-name="P29">Transparent arithmetic suitable for audit trails </text:p>
        </text:list-item>
        <text:list-item>
          <text:p text:style-name="P30">Explicit quantification of IOA-implied precision </text:p>
        </text:list-item>
      </text:list>
      <text:p text:style-name="Text_20_body">The IOA → u conversion (u = baseline × (1 − IOA)) is conservative but requires further empirical validation. Future work should compare this formula against repeated-measures variance in telehealth coding to establish calibration accuracy.</text:p>
      <text:h text:style-name="Heading_20_3" text:outline-level="3">Integration with Standard Methods</text:h>
      <text:p text:style-name="Text_20_body">N/U Algebra operates at the <text:span text:style-name="Strong_20_Emphasis">measurement layer</text:span>, preparing uncertainty-quantified values for standard statistical inference. In the Swensson et al. (2024) design:</text:p>
      <text:list text:style-name="L16">
        <text:list-item>
          <text:p text:style-name="P31"><text:span text:style-name="Strong_20_Emphasis">Layer 1 (N/U)</text:span>: Convert IOA → u, propagate through session aggregation </text:p>
        </text:list-item>
        <text:list-item>
          <text:p text:style-name="P32"><text:span text:style-name="Strong_20_Emphasis">Layer 2 (Stats)</text:span>: Visual analysis, effect size calculation, significance testing on nominal values </text:p>
        </text:list-item>
      </text:list>
      <text:p text:style-name="Text_20_body">This two-layer structure preserves methodological rigor while adding transparency. My initial error occurred when I violated this separation by attempting to use Layer 1 tools for Layer 2 purposes.</text:p>
      <text:p text:style-name="P33"/>
      <text:h text:style-name="P34" text:outline-level="2"><text:soft-page-break/>What N/U Algebra Reveals About Swensson et al. (2024)</text:h>
      <text:h text:style-name="P35" text:outline-level="3">Direct Implications for the Original Study</text:h>
      <text:p text:style-name="Text_20_body">My N/U Algebra validation provides <text:span text:style-name="Strong_20_Emphasis">limited but specific</text:span> insights into Swensson et al.'s findings:</text:p>
      <text:p text:style-name="Text_20_body"><text:span text:style-name="Strong_20_Emphasis">1. Measurement Quality Confirmation</text:span></text:p>
      <text:p text:style-name="Text_20_body">The IOA values reported (98.25%–99.33%) translate to very low uncertainty bounds when converted via my conservative formula:</text:p>
      <text:list text:style-name="L17">
        <text:list-item>
          <text:p text:style-name="P36">Alex: u = 0.36 (1.75% of baseline) </text:p>
        </text:list-item>
        <text:list-item>
          <text:p text:style-name="P36">Aden: u = 0.20 (1.33% of baseline) </text:p>
        </text:list-item>
        <text:list-item>
          <text:p text:style-name="P37">Ida: u = 0.33 (2.20% of baseline) </text:p>
        </text:list-item>
      </text:list>
      <text:p text:style-name="Text_20_body"><text:span text:style-name="Strong_20_Emphasis">Interpretation:</text:span> Swensson et al.'s data collection achieved measurement precision within ±2.2% under conservative worst-case assumptions. This confirms their IOA reporting represented genuinely high-quality observations.</text:p>
      <text:p text:style-name="Text_20_body"><text:span text:style-name="Strong_20_Emphasis">2. Robustness of Conclusions</text:span></text:p>
      <text:p text:style-name="Text_20_body">Swensson et al. concluded: "All three participants independently engaged in the IDKPTM response during intervention and post intervention generalization probes."</text:p>
      <text:p text:style-name="Text_20_body">My conservative aggregation yields:</text:p>
      <text:list text:style-name="L18">
        <text:list-item>
          <text:p text:style-name="P38">Group mean: (4.5, 0.30) </text:p>
        </text:list-item>
        <text:list-item>
          <text:p text:style-name="P39">Conservative lower bound: 4.5 − 0.30 = 4.2 responses </text:p>
        </text:list-item>
      </text:list>
      <text:p text:style-name="Text_20_body"><text:span text:style-name="Strong_20_Emphasis">Interpretation:</text:span> Even under worst-case uncertainty propagation, all participants demonstrated mastery-level responding (4+ out of 5 trials). Their substantive conclusion—that participants learned the target response—remains valid when subjected to conservative uncertainty quantification.</text:p>
      <text:p text:style-name="Text_20_body"><text:span text:style-name="Strong_20_Emphasis">3. Methodological Consistency</text:span></text:p>
      <text:p text:style-name="Text_20_body">The similarity of uncertainty bounds across participants (u = 0.20–0.36) indicates:</text:p>
      <text:list text:style-name="L19">
        <text:list-item>
          <text:p text:style-name="P40">Consistent data collection procedures across all three cases </text:p>
        </text:list-item>
        <text:list-item>
          <text:p text:style-name="P40">Similar measurement precision despite different demographic characteristics </text:p>
        </text:list-item>
        <text:list-item>
          <text:p text:style-name="P41">Reliable telehealth observation methodology </text:p>
        </text:list-item>
      </text:list>
      <text:p text:style-name="Text_20_body"><text:span text:style-name="Strong_20_Emphasis">Interpretation:</text:span> The study's single-case design maintained comparable measurement quality across heterogeneous participants, supporting generalizability of the telehealth coaching method.</text:p>
      <text:h text:style-name="P42" text:outline-level="3">What N/U Algebra Does NOT Reveal</text:h>
      <text:p text:style-name="Text_20_body"><text:span text:style-name="Strong_20_Emphasis">Critical limitations of my analysis:</text:span></text:p>
      <text:p text:style-name="Text_20_body"><text:span text:style-name="Strong_20_Emphasis">Cannot assess intervention effectiveness:</text:span><text:line-break/>N/U Algebra quantifies measurement uncertainty, not treatment effects. I cannot comment on whether telehealth coaching was more or less effective than in-person training, whether the IDKPTM response generalized appropriately, or whether the intervention produced clinically meaningful outcomes.</text:p>
      <text:p text:style-name="Text_20_body"><text:soft-page-break/><text:span text:style-name="Strong_20_Emphasis">Cannot evaluate experimental design:</text:span><text:line-break/>My validation does not address:</text:p>
      <text:list text:style-name="L20">
        <text:list-item>
          <text:p text:style-name="P43">Internal validity of the multiple baseline design </text:p>
        </text:list-item>
        <text:list-item>
          <text:p text:style-name="P43">Adequacy of baseline length or stability </text:p>
        </text:list-item>
        <text:list-item>
          <text:p text:style-name="P43">Appropriateness of mastery criteria </text:p>
        </text:list-item>
        <text:list-item>
          <text:p text:style-name="P44">Generalization probe methodology </text:p>
        </text:list-item>
      </text:list>
      <text:p text:style-name="Text_20_body"><text:span text:style-name="Strong_20_Emphasis">Cannot detect temporal effects:</text:span><text:line-break/>As documented in my methodological correction, N/U Algebra cannot identify:</text:p>
      <text:list text:style-name="L21">
        <text:list-item>
          <text:p text:style-name="P45">Learning trajectories over time </text:p>
        </text:list-item>
        <text:list-item>
          <text:p text:style-name="P45">Gap effects from Aden's 6-week break </text:p>
        </text:list-item>
        <text:list-item>
          <text:p text:style-name="P45">Rate of skill acquisition </text:p>
        </text:list-item>
        <text:list-item>
          <text:p text:style-name="P46">Maintenance of learned responses </text:p>
        </text:list-item>
      </text:list>
      <text:p text:style-name="Text_20_body">These require time-series analysis methods beyond N/U Algebra's scope.</text:p>
      <text:h text:style-name="P47" text:outline-level="3">The Actual Contribution</text:h>
      <text:p text:style-name="Text_20_body">My N/U Algebra validation of Swensson et al. (2024) demonstrates:</text:p>
      <text:p text:style-name="Text_20_body"><text:span text:style-name="Strong_20_Emphasis">For the field of behavior analysis:</text:span></text:p>
      <text:list text:style-name="L22">
        <text:list-item>
          <text:p text:style-name="P48">A method for converting IOA percentages to propagatable uncertainty bounds </text:p>
        </text:list-item>
        <text:list-item>
          <text:p text:style-name="P48">Transparent quantification of measurement precision in telehealth contexts </text:p>
        </text:list-item>
        <text:list-item>
          <text:p text:style-name="P49">Conservative aggregation that could inform meta-analytic weighting </text:p>
        </text:list-item>
      </text:list>
      <text:p text:style-name="Text_20_body"><text:span text:style-name="Strong_20_Emphasis">For Swensson et al.'s specific findings:</text:span></text:p>
      <text:list text:style-name="L23">
        <text:list-item>
          <text:p text:style-name="P50">Confirms their data quality was excellent (which was already evident from IOA &gt;98%) </text:p>
        </text:list-item>
        <text:list-item>
          <text:p text:style-name="P50">Shows their conclusions survive conservative uncertainty propagation </text:p>
        </text:list-item>
        <text:list-item>
          <text:p text:style-name="P51">Provides no new substantive findings about mand training or telehealth effectiveness </text:p>
        </text:list-item>
      </text:list>
      <text:p text:style-name="Text_20_body"><text:span text:style-name="Strong_20_Emphasis">Honest assessment:</text:span> My analysis adds methodological transparency but does not change any of Swensson et al.'s substantive conclusions. Their findings were already well-supported by their methods; my contribution is demonstrating an alternative way to quantify what their IOA percentages implied.</text:p>
      <text:h text:style-name="P42" text:outline-level="3">Why This Matters (and Why It Doesn't)</text:h>
      <text:p text:style-name="Text_20_body"><text:span text:style-name="Strong_20_Emphasis">It matters because:</text:span></text:p>
      <text:p text:style-name="Text_20_body">Behavioral research frequently reports IOA as a percentage without propagating that precision estimate through subsequent calculations. When researchers aggregate across sessions, compute composite scores, or conduct meta-analyses, the implied uncertainty from IOA is often left implicit. N/U Algebra provides a deterministic method for making that uncertainty explicit and propagatable.</text:p>
      <text:p text:style-name="Text_20_body"><text:span text:style-name="Strong_20_Emphasis">It doesn't matter because:</text:span></text:p>
      <text:p text:style-name="Text_20_body">Swensson et al.'s study was methodologically sound with high IOA throughout. Their conclusions—that caregiver-implemented telehealth coaching successfully taught the target mand—did not depend on <text:soft-page-break/>the additional uncertainty quantification I provided. Studies with IOA &gt;98% are already considered highly reliable in behavior analysis.</text:p>
      <text:p text:style-name="Text_20_body"><text:span text:style-name="Strong_20_Emphasis">What this demonstrates:</text:span></text:p>
      <text:p text:style-name="Text_20_body">My validation serves as a <text:span text:style-name="Strong_20_Emphasis">proof of concept</text:span> that N/U Algebra can be applied to behavioral data, not as a substantive reanalysis of Swensson et al.'s findings. I selected their paper because it had:</text:p>
      <text:list text:style-name="L24">
        <text:list-item>
          <text:p text:style-name="P52">Clear IOA reporting in a table </text:p>
        </text:list-item>
        <text:list-item>
          <text:p text:style-name="P52">Simple data structure (three participants, clear outcome measure) </text:p>
        </text:list-item>
        <text:list-item>
          <text:p text:style-name="P52">Publicly accessible full text </text:p>
        </text:list-item>
        <text:list-item>
          <text:p text:style-name="P53">Straightforward experimental design </text:p>
        </text:list-item>
      </text:list>
      <text:p text:style-name="Text_20_body">This made it ideal for testing whether my mathematical framework could convert behavioral reliability metrics into uncertainty bounds—which it can.</text:p>
      <text:h text:style-name="P47" text:outline-level="3">Future Applications</text:h>
      <text:p text:style-name="Text_20_body">Where N/U Algebra might provide greater value:</text:p>
      <text:p text:style-name="Text_20_body"><text:span text:style-name="Strong_20_Emphasis">Meta-analysis:</text:span> When aggregating across studies with varying IOA (e.g., 75%–99%), N/U Algebra could weight conservatively based on propagated measurement uncertainty rather than sample size alone.</text:p>
      <text:p text:style-name="Text_20_body"><text:span text:style-name="Strong_20_Emphasis">Regulatory contexts:</text:span> When audit trails matter (e.g., FDA device approval, insurance coverage decisions), deterministic uncertainty bounds may be preferred over sampling-based methods.</text:p>
      <text:p text:style-name="Text_20_body"><text:span text:style-name="Strong_20_Emphasis">Multi-observer aggregation:</text:span> When combining data from observers with different agreement levels, N/U propagation could quantify the accumulated measurement variance transparently.</text:p>
      <text:p text:style-name="Text_20_body"><text:span text:style-name="Strong_20_Emphasis">Not appropriate for:</text:span> Detecting treatment effects, modeling learning trajectories, testing hypotheses, or replacing standard behavioral analysis methods.</text:p>
      <text:p text:style-name="P54"/>
      <text:h text:style-name="P55" text:outline-level="2">Conclusion</text:h>
      <text:p text:style-name="Text_20_body">I have successfully applied N/U Algebra to quantify measurement uncertainty in telehealth behavioral data from Swensson et al. (2024) after correcting an initial methodological error. The corrected method:</text:p>
      <text:list text:style-name="L25">
        <text:list-item>
          <text:p text:style-name="P56">Converts IOA percentages to explicit uncertainty bounds </text:p>
        </text:list-item>
        <text:list-item>
          <text:p text:style-name="P56">Propagates these bounds conservatively through aggregation </text:p>
        </text:list-item>
        <text:list-item>
          <text:p text:style-name="P56">Maintains mathematical closure and monotonicity </text:p>
        </text:list-item>
        <text:list-item>
          <text:p text:style-name="P57">Confirms Swensson et al.'s data quality was excellent </text:p>
        </text:list-item>
      </text:list>
      <text:p text:style-name="Text_20_body"><text:span text:style-name="Strong_20_Emphasis">What this validation contributes:</text:span></text:p>
      <text:p text:style-name="Text_20_body">To N/U Algebra development: Demonstrates the framework can convert behavioral reliability metrics to propagatable bounds within appropriate scope boundaries.</text:p>
      <text:p text:style-name="Text_20_body"><text:soft-page-break/>To Swensson et al.'s findings: Confirms their measurement quality was excellent and their conclusions are robust to conservative uncertainty propagation, but does not alter any substantive findings about intervention effectiveness.</text:p>
      <text:p text:style-name="Text_20_body">To behavioral research methods: Provides a transparent, deterministic alternative to implicit uncertainty in IOA reporting, potentially useful for meta-analysis or regulatory contexts.</text:p>
      <text:p text:style-name="Text_20_body">The self-correction process documented in this report demonstrates scientific integrity: I formed a hypothesis, tested it, identified an error through temporal separation and external review, and corrected my conclusions. The N/U Algebra framework itself remains mathematically validated; what required correction was my understanding of its appropriate application domain and realistic assessment of what my analysis actually reveals about the original study.</text:p>
      <text:p text:style-name="Horizontal_20_Line"/>
      <text:h text:style-name="Heading_20_2" text:outline-level="2">References</text:h>
      <text:p text:style-name="P58">Martin, E. D. (2025). The NASA Paper &amp; Small Falcon Algebra. Zenodo. <text:a xlink:type="simple" xlink:href="https://doi.org/10.5281/zenodo.17222201" text:style-name="Internet_20_link" text:visited-style-name="Visited_20_Internet_20_Link">https://doi.org/10.5281/zenodo.17222201</text:a></text:p>
      <text:p text:style-name="P58">Martin, E. D. (2025). The NASA Paper &amp; Small Falcon Algebra – Numerical Validation Dataset [Dataset]. Zenodo. <text:a xlink:type="simple" xlink:href="https://doi.org/10.5281/zenodo.17221863" text:style-name="Internet_20_link" text:visited-style-name="Visited_20_Internet_20_Link">https://doi.org/10.5281/zenodo.17221863</text:a></text:p>
      <text:p text:style-name="Text_20_body">Swensson, R. M., Akers, J. S., Austin, M., Liu, R., Swafford, L. B., &amp; Gerow, S. (2024). Teaching children with autism spectrum disorder to mand for answers to questions via telehealth: A caregiver implementation. <text:span text:style-name="Emphasis">Behavioral Interventions</text:span>, <text:span text:style-name="Emphasis">39</text:span>(3), e2015. <text:a xlink:type="simple" xlink:href="https://doi.org/10.1002/bin.2015" text:style-name="Internet_20_link" text:visited-style-name="Visited_20_Internet_20_Link">https://doi.org/10.1002/bin.2015</text:a></text:p>
      <text:p text:style-name="Horizontal_20_Line"/>
      <text:h text:style-name="Heading_20_2" text:outline-level="2">Acknowledgments</text:h>
      <text:p text:style-name="Text_20_body">I thank the computational review process for identifying conceptual errors in my initial application. I acknowledge Dr. Lee William Daffin for referral guidance and Dr. Remington Swensson for providing the empirical context that enabled this validation. All errors in interpretation or application remain my responsibility.</text:p>
      <text:p text:style-name="Horizontal_20_Line"/>
      <text:h text:style-name="Heading_20_2" text:outline-level="2">Data Availability Statement</text:h>
      <text:p text:style-name="Text_20_body">All N/U Algebra validation data, including the 70,000-test validation suite, are publicly available at <text:a xlink:type="simple" xlink:href="https://doi.org/10.5281/zenodo.17221863" text:style-name="Internet_20_link" text:visited-style-name="Visited_20_Internet_20_Link">https://doi.org/10.5281/zenodo.17221863</text:a>. IOA values used in this report are extracted from Table 1 of Swensson et al. (2024). No additional primary data were collected for this valid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7:06:00.873502454</meta:creation-date>
    <dc:date>2025-10-04T17:29:20.001635045</dc:date>
    <meta:editing-duration>PT14M13S</meta:editing-duration>
    <meta:editing-cycles>5</meta:editing-cycles>
    <meta:generator>LibreOffice/25.8.1.1$Linux_X86_64 LibreOffice_project/54047653041915e595ad4e45cccea684809c77b5</meta:generator>
    <meta:print-date>2025-10-04T17:22:02.034379770</meta:print-date>
    <meta:printed-by>PDF files</meta:printed-by>
    <meta:document-statistic meta:table-count="1" meta:image-count="0" meta:object-count="0" meta:page-count="10" meta:paragraph-count="224" meta:word-count="2767" meta:character-count="19731" meta:non-whitespace-character-count="17240"/>
  </office:meta>
</office:document-meta>
</file>